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>
      <style:paragraph-properties fo:margin-left="0.1972in">
        <style:tab-stops/>
      </style:paragraph-properties>
    </style:style>
    <style:style style:name="P20" style:parent-style-name="Seznam" style:family="paragraph">
      <style:paragraph-properties fo:margin-left="0.1972in">
        <style:tab-stops/>
      </style:paragraph-properties>
    </style:style>
    <style:style style:name="P21" style:parent-style-name="Seznam" style:family="paragraph">
      <style:paragraph-properties fo:margin-left="0.1972in">
        <style:tab-stops/>
      </style:paragraph-properties>
    </style:style>
    <style:style style:name="P22" style:parent-style-name="Seznam" style:family="paragraph">
      <style:paragraph-properties fo:margin-left="0.1972in">
        <style:tab-stops/>
      </style:paragraph-properties>
    </style:style>
    <style:style style:name="P23" style:parent-style-name="Seznam" style:family="paragraph">
      <style:paragraph-properties fo:margin-left="0.1972in">
        <style:tab-stops/>
      </style:paragraph-properties>
    </style:style>
    <style:style style:name="P24" style:parent-style-name="Seznam" style:family="paragraph">
      <style:paragraph-properties fo:margin-left="0.1972in" fo:text-indent="-0.1972in">
        <style:tab-stops/>
      </style:paragraph-properties>
    </style:style>
    <style:style style:name="P25" style:parent-style-name="Seznam" style:family="paragraph">
      <style:paragraph-properties fo:margin-left="0.1972in" fo:text-indent="-0.1972in">
        <style:tab-stops/>
      </style:paragraph-properties>
    </style:style>
    <style:style style:name="P26" style:parent-style-name="Seznam" style:family="paragraph">
      <style:paragraph-properties fo:margin-left="0.1972in" fo:text-indent="-0.1972in">
        <style:tab-stops/>
      </style:paragraph-properties>
    </style:style>
    <style:style style:name="P27" style:parent-style-name="Seznam" style:family="paragraph">
      <style:paragraph-properties fo:margin-left="0.1972in" fo:text-indent="-0.1972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/2022<text:bookmark-end text:name="Text14"/></text:p>
            <text:p text:style-name="Normální">KVOP-4858/2022<text:bookmark-end text:name="Text2"/></text:p>
            <text:p text:style-name="Normální"><text:bookmark-start text:name="Text6"/>20. 0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<text:bookmark-start text:name="Text9"/>Ing.<text:s/><text:bookmark-end text:name="Text9"/>A. K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p text:style-name="Základnítext">Vážený pane inženýre,<text:s/></text:p>
      <text:p text:style-name="Základnítext">dne 7. ledna 2022 byla do Kanceláře veřejného ochránce práv doručena Vaše žádost podle zákona o svobodném přístupu k informacím, kterou žádáte o poskytnutí následující informace:</text:p>
      <text:list text:style-name="LFO3_1" text:continue-numbering="true">
        <text:list-item>
          <text:p text:style-name="P18">…ve věci postupného navyšování počtu pracovníků řešících podání (stížnosti) občanů, tzn., o kolik těchto pracovníků se postupně navyšoval jejich počet od počátku založení instituce Kanceláře veřejného ochránce práv po pětiletých obdobích.<text:s/></text:p>
        </text:list-item>
      </text:list>
      <text:p text:style-name="Základnítext">K Vaší žádosti<text:s/><text:span text:style-name="Silné">poskytuji následující informace</text:span>:</text:p>
      <text:list text:style-name="LFO4" text:continue-numbering="true">
        <text:list-item>
          <text:p text:style-name="P19">ke konci prvního pětiletého období, tj. v prosinci 2005,<text:span text:style-name="Značkapozn.podčarou"><text:note text:note-class="footnote" text:id="_ftn0"><text:note-citation>1</text:note-citation><text:note-body><text:p text:style-name="Textpozn.podčarou"><text:s/><text:tab/>Pozn. první veřejný ochránce práv byl zvolen dne 12. prosince 2000. <text:s text:c="2"/></text:p></text:note-body></text:note></text:span><text:s/>v Kanceláři veřejného ochránce práv působilo 58 pracovníků řešících podněty občanů (dále jen „právníků“),</text:p>
        </text:list-item>
        <text:list-item>
          <text:p text:style-name="P20">ke konci druhého pětiletého období,<text:s/>tj. v prosinci 2010, zde pracovalo 83 právníků (navýšení počtu o 25 právníků),<text:s/></text:p>
        </text:list-item>
        <text:list-item>
          <text:p text:style-name="P21">ke konci třetího pětiletého období, tj. v prosinci 2015 zde pracovalo 101 právníků (navýšení počtu o 18 právníků),<text:s/></text:p>
        </text:list-item>
        <text:list-item>
          <text:p text:style-name="P22">ke konci čtvrtého pětiletého období, tj. v prosinci 2020 zde<text:s/>pracovalo 114 právníků (navýšení počtu o 13 právníků),<text:s/></text:p>
        </text:list-item>
        <text:list-item>
          <text:p text:style-name="P23">ke konci roku 2021 zde pracovalo 115 právníků.<text:s/></text:p>
        </text:list-item>
      </text:list>
      <text:p text:style-name="Základnítext">Nad rámec Vaší žádosti pro úplnost uvádím, že k navyšování počtu právníků docházelo zejména v souvislosti s rozšiřování působnosti veřejného ochránce práv: <text:s/></text:p>
      <text:list text:style-name="LFO5" text:continue-numbering="true">
        <text:list-item>
          <text:p text:style-name="P24">od 1. 1. 2006 ochránce provádí systematické návštěvy míst, kde se nacházejí nebo mohou nacházet osoby omezené na svobodě veřejnou mocí nebo v důsledku závislosti na poskytované péči,<text:s/></text:p>
        </text:list-item>
        <text:list-item>
          <text:p text:style-name="P25">od 1. 12. 2009 ochránce vykonává působnost ve věcech práva na rovné zacházení a ochrany před diskriminací,<text:s/></text:p>
        </text:list-item>
        <text:list-item>
          <text:p text:style-name="P26">od 1. 1. 2011 ochránce provádí sledování zajištění cizinců a výkonu správního vyhoštění,<text:s/></text:p>
        </text:list-item>
        <text:list-item>
          <text:p text:style-name="P27">od 1. 1. 2018  ochránce sleduje naplňování mezinárodní smlouvy upravující práva osob se zdravotním postižením a vykonává působnost ve věcech práva na volný pohyb občanů Evropské unie a Evropského hospodářského prostoru a jejich rodinných příslušníků.</text:p>
        </text:list-item>
      </text:list>
      <text:p text:style-name="Základnítext"/>
      <text:p text:style-name="Základnítext">S pozdravem</text:p>
      <text:p text:style-name="podpis"><text:s/>JUDr. Pavel Pořízek, Ph.D. v. r.</text:p>
      <text:p text:style-name="podpis">vedoucí Kanceláře veřejného ochránce práv</text:p>
      <text:p text:style-name="podpis">(podepsáno elektronicky)</text:p>
      <text:p text:style-name="podpis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2WSX*</text:span></text:p>
        <text:p text:style-name="P12"><text:span text:style-name="T13">KVOPX00C2WSX</text:span>KVOPX00C2WS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2T10:27:00Z</meta:creation-date>
    <dc:date>2022-02-02T10:35:00Z</dc:date>
    <meta:print-date>2022-01-20T08:42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02" meta:character-count="2081" meta:row-count="14" meta:non-whitespace-character-count="1783"/>
  </office:meta>
</office:document-meta>
</file>